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ode" svg:font-family="Cod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/>
    </style:style>
    <style:style style:name="P3" style:parent-style-name="Textbody" style:family="paragraph">
      <style:text-properties style:font-name="Arial"/>
    </style:style>
    <style:style style:name="P4" style:parent-style-name="Textbody" style:family="paragraph">
      <style:text-properties style:font-name="Arial"/>
    </style:style>
    <style:style style:name="P5" style:parent-style-name="Textbody" style:family="paragraph">
      <style:text-properties style:font-name="Arial"/>
    </style:style>
    <style:style style:name="P6" style:parent-style-name="Textbody" style:family="paragraph">
      <style:text-properties style:font-name="Arial"/>
    </style:style>
    <style:style style:name="P7" style:parent-style-name="Textbody" style:family="paragraph">
      <style:paragraph-properties fo:margin-left="0.4923in">
        <style:tab-stops/>
      </style:paragraph-properties>
    </style:style>
    <style:style style:name="T8" style:parent-style-name="Absatz-Standardschriftart" style:family="text">
      <style:text-properties style:font-name="Code" fo:font-size="10pt" style:font-size-asian="10pt" style:font-size-complex="10pt"/>
    </style:style>
    <style:style style:name="T9" style:parent-style-name="Absatz-Standardschriftart" style:family="text">
      <style:text-properties style:font-name="Code" fo:font-size="10pt" style:font-size-asian="10pt" style:font-size-complex="10pt"/>
    </style:style>
    <style:style style:name="T10" style:parent-style-name="Absatz-Standardschriftart" style:family="text">
      <style:text-properties style:font-name="Code" fo:font-size="10pt" style:font-size-asian="10pt" style:font-size-complex="10pt"/>
    </style:style>
    <style:style style:name="T11" style:parent-style-name="Absatz-Standardschriftart" style:family="text">
      <style:text-properties style:font-name="Code" fo:font-size="10pt" style:font-size-asian="10pt" style:font-size-complex="10pt"/>
    </style:style>
    <style:style style:name="T12" style:parent-style-name="Absatz-Standardschriftart" style:family="text">
      <style:text-properties style:font-name="Code" fo:font-size="10pt" style:font-size-asian="10pt" style:font-size-complex="10pt"/>
    </style:style>
    <style:style style:name="T13" style:parent-style-name="Absatz-Standardschriftart" style:family="text">
      <style:text-properties style:font-name="Code" fo:font-size="10pt" style:font-size-asian="10pt" style:font-size-complex="10pt"/>
    </style:style>
    <style:style style:name="T14" style:parent-style-name="Absatz-Standardschriftart" style:family="text">
      <style:text-properties style:font-name="Code" fo:font-size="10pt" style:font-size-asian="10pt" style:font-size-complex="10pt"/>
    </style:style>
    <style:style style:name="T15" style:parent-style-name="Absatz-Standardschriftart" style:family="text">
      <style:text-properties style:font-name="Code" fo:font-size="10pt" style:font-size-asian="10pt" style:font-size-complex="10pt"/>
    </style:style>
    <style:style style:name="T16" style:parent-style-name="Absatz-Standardschriftart" style:family="text">
      <style:text-properties style:font-name="Code" fo:font-size="10pt" style:font-size-asian="10pt" style:font-size-complex="10pt"/>
    </style:style>
    <style:style style:name="T17" style:parent-style-name="Absatz-Standardschriftart" style:family="text">
      <style:text-properties style:font-name="Code" fo:font-size="10pt" style:font-size-asian="10pt" style:font-size-complex="10pt"/>
    </style:style>
    <style:style style:name="T18" style:parent-style-name="Absatz-Standardschriftart" style:family="text">
      <style:text-properties style:font-name="Code" fo:font-size="10pt" style:font-size-asian="10pt" style:font-size-complex="10pt"/>
    </style:style>
    <style:style style:name="T19" style:parent-style-name="Absatz-Standardschriftart" style:family="text">
      <style:text-properties style:font-name="Code" fo:font-size="10pt" style:font-size-asian="10pt" style:font-size-complex="10pt"/>
    </style:style>
    <style:style style:name="T20" style:parent-style-name="Absatz-Standardschriftart" style:family="text">
      <style:text-properties style:font-name="Code" fo:font-size="10pt" style:font-size-asian="10pt" style:font-size-complex="10pt"/>
    </style:style>
    <style:style style:name="T21" style:parent-style-name="Absatz-Standardschriftart" style:family="text">
      <style:text-properties style:font-name="Code" fo:font-size="10pt" style:font-size-asian="10pt" style:font-size-complex="10pt"/>
    </style:style>
    <style:style style:name="T22" style:parent-style-name="Absatz-Standardschriftart" style:family="text">
      <style:text-properties style:font-name="Code" fo:font-size="10pt" style:font-size-asian="10pt" style:font-size-complex="10pt"/>
    </style:style>
    <style:style style:name="T23" style:parent-style-name="Absatz-Standardschriftart" style:family="text">
      <style:text-properties style:font-name="Code" fo:font-size="10pt" style:font-size-asian="10pt" style:font-size-complex="10pt"/>
    </style:style>
    <style:style style:name="T24" style:parent-style-name="Absatz-Standardschriftart" style:family="text">
      <style:text-properties style:font-name="Code" fo:font-size="10pt" style:font-size-asian="10pt" style:font-size-complex="10pt"/>
    </style:style>
    <style:style style:name="T25" style:parent-style-name="Absatz-Standardschriftart" style:family="text">
      <style:text-properties style:font-name="Code" fo:font-size="10pt" style:font-size-asian="10pt" style:font-size-complex="10pt"/>
    </style:style>
    <style:style style:name="T26" style:parent-style-name="Absatz-Standardschriftart" style:family="text">
      <style:text-properties style:font-name="Code" fo:font-size="10pt" style:font-size-asian="10pt" style:font-size-complex="10pt"/>
    </style:style>
    <style:style style:name="T27" style:parent-style-name="Absatz-Standardschriftart" style:family="text">
      <style:text-properties style:font-name="Code" fo:font-size="10pt" style:font-size-asian="10pt" style:font-size-complex="10pt"/>
    </style:style>
    <style:style style:name="T28" style:parent-style-name="Absatz-Standardschriftart" style:family="text">
      <style:text-properties style:font-name="Code" fo:font-size="10pt" style:font-size-asian="10pt" style:font-size-complex="10pt"/>
    </style:style>
    <style:style style:name="T29" style:parent-style-name="Absatz-Standardschriftart" style:family="text">
      <style:text-properties style:font-name="Code" fo:font-size="10pt" style:font-size-asian="10pt" style:font-size-complex="10pt"/>
    </style:style>
    <style:style style:name="T30" style:parent-style-name="Absatz-Standardschriftart" style:family="text">
      <style:text-properties style:font-name="Code" fo:font-size="10pt" style:font-size-asian="10pt" style:font-size-complex="10pt"/>
    </style:style>
    <style:style style:name="T31" style:parent-style-name="Absatz-Standardschriftart" style:family="text">
      <style:text-properties style:font-name="Code" fo:font-size="10pt" style:font-size-asian="10pt" style:font-size-complex="10pt"/>
    </style:style>
    <style:style style:name="T32" style:parent-style-name="Absatz-Standardschriftart" style:family="text">
      <style:text-properties style:font-name="Code" fo:color="#FFFFFF" fo:font-size="10pt" style:font-size-asian="10pt" style:font-size-complex="10pt"/>
    </style:style>
    <style:style style:name="T33" style:parent-style-name="Absatz-Standardschriftart" style:family="text">
      <style:text-properties style:font-name="Code" fo:font-size="10pt" style:font-size-asian="10pt" style:font-size-complex="10pt"/>
    </style:style>
    <style:style style:name="P34" style:parent-style-name="Textbody" style:family="paragraph">
      <style:paragraph-properties fo:margin-left="0.4923in">
        <style:tab-stops/>
      </style:paragraph-properties>
      <style:text-properties style:font-name="Code" fo:font-size="10pt" style:font-size-asian="10pt" style:font-size-complex="10pt"/>
    </style:style>
    <style:style style:name="T35" style:parent-style-name="Absatz-Standardschriftart" style:family="text">
      <style:text-properties style:font-name="Arial"/>
    </style:style>
    <style:style style:name="T36" style:parent-style-name="Absatz-Standardschriftart" style:family="text">
      <style:text-properties style:font-name="Code" fo:font-size="10pt" style:font-size-asian="10pt" style:font-size-complex="10pt"/>
    </style:style>
    <style:style style:name="T37" style:parent-style-name="Absatz-Standardschriftart" style:family="text">
      <style:text-properties style:font-name="Arial"/>
    </style:style>
    <style:style style:name="T38" style:parent-style-name="Absatz-Standardschriftart" style:family="text">
      <style:text-properties style:font-name="Code" fo:font-size="10pt" style:font-size-asian="10pt" style:font-size-complex="10pt"/>
    </style:style>
    <style:style style:name="T39" style:parent-style-name="Absatz-Standardschriftart" style:family="text">
      <style:text-properties style:font-name="Arial"/>
    </style:style>
    <style:style style:name="T40" style:parent-style-name="Absatz-Standardschriftart" style:family="text">
      <style:text-properties style:font-name="Code" fo:font-size="10pt" style:font-size-asian="10pt" style:font-size-complex="10pt"/>
    </style:style>
    <style:style style:name="T41" style:parent-style-name="Absatz-Standardschriftart" style:family="text">
      <style:text-properties style:font-name="Arial"/>
    </style:style>
    <style:style style:name="T42" style:parent-style-name="Absatz-Standardschriftart" style:family="text">
      <style:text-properties style:font-name="Code" fo:font-size="10pt" style:font-size-asian="10pt" style:font-size-complex="10pt"/>
    </style:style>
    <style:style style:name="T43" style:parent-style-name="Absatz-Standardschriftart" style:family="text">
      <style:text-properties style:font-name="Arial"/>
    </style:style>
    <style:style style:name="T44" style:parent-style-name="Absatz-Standardschriftart" style:family="text">
      <style:text-properties style:font-name="Code" fo:font-size="10pt" style:font-size-asian="10pt" style:font-size-complex="10pt"/>
    </style:style>
    <style:style style:name="T45" style:parent-style-name="Absatz-Standardschriftart" style:family="text">
      <style:text-properties style:font-name="Arial"/>
    </style:style>
    <style:style style:name="P46" style:parent-style-name="Textbody" style:family="paragraph">
      <style:text-properties style:font-name="Arial"/>
    </style:style>
    <style:style style:name="P47" style:parent-style-name="Textbody" style:family="paragraph">
      <style:text-properties style:font-name="Arial"/>
    </style:style>
    <style:style style:name="P48" style:parent-style-name="Textbody" style:family="paragraph">
      <style:text-properties style:font-name="Arial"/>
    </style:style>
    <style:style style:name="P49" style:parent-style-name="Textbody" style:family="paragraph">
      <style:text-properties style:font-name="Arial"/>
    </style:style>
    <style:style style:name="P50" style:parent-style-name="Textbody" style:family="paragraph">
      <style:text-properties style:font-name="Arial"/>
    </style:style>
    <style:style style:name="P51" style:parent-style-name="Textbody" style:family="paragraph">
      <style:text-properties style:font-name="Arial"/>
    </style:style>
    <style:style style:name="P52" style:parent-style-name="Textbody" style:family="paragraph">
      <style:text-properties style:font-name="Arial"/>
    </style:style>
    <style:style style:name="P53" style:parent-style-name="Textbody" style:family="paragraph">
      <style:text-properties style:font-name="Arial"/>
    </style:style>
    <style:style style:name="P54" style:parent-style-name="Textbody" style:family="paragraph">
      <style:text-properties style:font-name="Arial"/>
    </style:style>
    <style:style style:name="P55" style:parent-style-name="Textbody" style:family="paragraph">
      <style:text-properties style:font-name="Arial"/>
    </style:style>
    <style:style style:name="P56" style:parent-style-name="Textbody" style:family="paragraph"/>
    <style:style style:name="T57" style:parent-style-name="Absatz-Standardschriftart" style:family="text">
      <style:text-properties style:font-name="Arial"/>
    </style:style>
    <style:style style:name="P58" style:parent-style-name="Textbody" style:family="paragraph">
      <style:text-properties style:font-name="Arial"/>
    </style:style>
    <style:style style:name="P59" style:parent-style-name="Textbody" style:family="paragraph">
      <style:text-properties style:font-name="Arial"/>
    </style:style>
    <style:style style:name="P60" style:parent-style-name="Textbody" style:family="paragraph">
      <style:text-properties style:font-name="Arial"/>
    </style:style>
    <style:style style:name="P61" style:parent-style-name="Textbody" style:family="paragraph"/>
    <style:style style:name="T62" style:parent-style-name="Absatz-Standardschriftart" style:family="text">
      <style:text-properties style:font-name="Arial"/>
    </style:style>
    <style:style style:name="P63" style:parent-style-name="Textbody" style:family="paragraph">
      <style:text-properties style:font-name="Arial"/>
    </style:style>
    <style:style style:name="P64" style:parent-style-name="Textbody" style:family="paragraph">
      <style:text-properties style:font-name="Arial"/>
    </style:style>
    <style:style style:name="P65" style:parent-style-name="Textbody" style:family="paragraph">
      <style:text-properties style:font-name="Arial"/>
    </style:style>
    <style:style style:name="P66" style:parent-style-name="Textbody" style:family="paragraph">
      <style:text-properties style:font-name="Arial"/>
    </style:style>
    <style:style style:name="T67" style:parent-style-name="Absatz-Standardschriftart" style:family="text">
      <style:text-properties style:font-name="Arial"/>
    </style:style>
    <style:style style:name="T68" style:parent-style-name="Absatz-Standardschriftart" style:family="text">
      <style:text-properties style:font-name="Code" fo:font-size="10pt" style:font-size-asian="10pt" style:font-size-complex="10pt"/>
    </style:style>
    <style:style style:name="T69" style:parent-style-name="Absatz-Standardschriftart" style:family="text">
      <style:text-properties style:font-name="Arial"/>
    </style:style>
    <style:style style:name="T70" style:parent-style-name="Absatz-Standardschriftart" style:family="text">
      <style:text-properties style:font-name="Code" fo:font-size="10pt" style:font-size-asian="10pt" style:font-size-complex="10pt"/>
    </style:style>
    <style:style style:name="T71" style:parent-style-name="Absatz-Standardschriftart" style:family="text">
      <style:text-properties style:font-name="Arial"/>
    </style:style>
  </office:automatic-styles>
  <office:body>
    <office:text text:use-soft-page-breaks="true">
      <text:p text:style-name="P1">Struktur des Programmentwurfs: Quellcode- und Headerdateien</text:p>
      <text:p text:style-name="P2"/>
      <text:p text:style-name="P3">Für den Programmentwurf wurde eine modulare Projektstruktur eingehalten, um das gesamte Programm übersichtlich, wartbar und erweiterbar zu gestalten und die Verantwortlichkeiten unter den Beteiligten besser verteilen zu können.</text:p>
      <text:p text:style-name="P4"/>
      <text:p text:style-name="P5">Dabei ist das Projekt in drei Bereiche unterteilt:</text:p>
      <text:p text:style-name="P6"/>
      <text:p text:style-name="P7"><text:span text:style-name="T8">projekt/</text:span><text:span text:style-name="T9"><text:line-break/>│</text:span><text:span text:style-name="T10"><text:line-break/>├── src/</text:span><text:span text:style-name="T11"><text:line-break/>│<text:s/></text:span><text:span text:style-name="T12"><text:tab/>├── cars.c</text:span><text:span text:style-name="T13"><text:line-break/>│<text:s/></text:span><text:span text:style-name="T14"><text:tab/>├── statistics.c</text:span><text:span text:style-name="T15"><text:line-break/>│<text:s/></text:span><text:span text:style-name="T16"><text:tab/>├── queue.c</text:span><text:span text:style-name="T17"><text:line-break/>│<text:s/></text:span><text:span text:style-name="T18"><text:tab/>└── parking_garage.c</text:span><text:span text:style-name="T19"><text:line-break/>│</text:span><text:span text:style-name="T20"><text:line-break/>├── include/</text:span><text:span text:style-name="T21"><text:line-break/>│<text:s/></text:span><text:span text:style-name="T22"><text:tab/>├── cars.h</text:span><text:span text:style-name="T23"><text:line-break/>│<text:s/></text:span><text:span text:style-name="T24"><text:tab/>├── statistics.h</text:span><text:span text:style-name="T25"><text:line-break/>│<text:s/></text:span><text:span text:style-name="T26"><text:tab/>├── queue.h</text:span><text:span text:style-name="T27"><text:line-break/>│<text:s/></text:span><text:span text:style-name="T28"><text:tab/>└── parking_garage.h</text:span><text:span text:style-name="T29"><text:line-break/>│</text:span><text:span text:style-name="T30"><text:line-break/>└── testing/</text:span><text:span text:style-name="T31"><text:line-break/></text:span><text:span text:style-name="T32">│</text:span><text:span text:style-name="T33"><text:tab/><text:s/>└── simulate.c</text:span></text:p>
      <text:p text:style-name="P34"/>
      <text:p text:style-name="Textbody"><text:span text:style-name="T35">Hierbei enthält<text:s/></text:span><text:span text:style-name="T36">include</text:span><text:span text:style-name="T37"><text:s/>alle Header-Dateien mit den Funktionsprototypen bzw. deren Deklaration,<text:s/></text:span><text:span text:style-name="T38">src</text:span><text:span text:style-name="T39"><text:s/>die Implementierung und<text:s/></text:span><text:span text:style-name="T40">testing</text:span><text:span text:style-name="T41"><text:s/>enthält<text:s/></text:span><text:span text:style-name="T42">simulate.c</text:span><text:span text:style-name="T43"><text:s/>mit der<text:s/></text:span><text:span text:style-name="T44">main</text:span><text:span text:style-name="T45">-Funktion, womit die Simulation des Programms durchgeführt werden kann.</text:span></text:p>
      <text:p text:style-name="P46"/>
      <text:p text:style-name="P47">Darüber hinaus wurde das Programm inhaltlich in drei getrennte und auf die Beteiligten aufgeteilte Module gegliedert:</text:p>
      <text:list text:style-name="LFO2" text:continue-numbering="true">
        <text:list-item>
          <text:p text:style-name="P48">Cars</text:p>
          <text:list text:continue-numbering="true">
            <text:list-item>
              <text:p text:style-name="P49">Beinhaltet cars.h und cars.c</text:p>
            </text:list-item>
            <text:list-item>
              <text:p text:style-name="P50">Verwaltung der Daten und Parameter der einzelnen Fahrzeuge</text:p>
            </text:list-item>
            <text:list-item>
              <text:p text:style-name="P51">Erstellung und Implementierung der Fahrzeuge in einer Warteschlange</text:p>
            </text:list-item>
          </text:list>
        </text:list-item>
        <text:list-item>
          <text:p text:style-name="P52">Parkhaus</text:p>
          <text:list text:continue-numbering="true">
            <text:list-item>
              <text:p text:style-name="P53">Beinhaltet parking_garage.h und parking_garage.c</text:p>
            </text:list-item>
            <text:list-item>
              <text:p text:style-name="P54">Verwaltung der Fahrzeuge im Parkhaus (z.B. Ein- und Ausparken)</text:p>
            </text:list-item>
            <text:list-item>
              <text:p text:style-name="P55">Erstellung eines Parkhauses</text:p>
            </text:list-item>
          </text:list>
        </text:list-item>
        <text:list-item>
          <text:p text:style-name="P56"><text:span text:style-name="T57">Queue</text:span></text:p>
          <text:list text:continue-numbering="true">
            <text:list-item>
              <text:p text:style-name="P58">Beinhaltet queue.c und queue.h</text:p>
            </text:list-item>
            <text:list-item>
              <text:p text:style-name="P59">Verwalten und Erstellen der Warteschlange<text:s/></text:p>
            </text:list-item>
            <text:list-item>
              <text:p text:style-name="P60">Initialisierung der Liste und das hinzufügen von Autos zur Liste, sowie das herausnehmen von Autos aus der Liste.<text:s/></text:p>
            </text:list-item>
          </text:list>
        </text:list-item>
        <text:list-item>
          <text:p text:style-name="P61"><text:span text:style-name="T62">Statistics</text:span></text:p>
          <text:list text:continue-numbering="true">
            <text:list-item>
              <text:p text:style-name="P63">Beinhaltet statistics.c und statistics.h</text:p>
            </text:list-item>
            <text:list-item>
              <text:p text:style-name="P64">Berechnung und Ausgabe von Statistiken während der Laufzeit</text:p>
            </text:list-item>
            <text:list-item>
              <text:p text:style-name="P65">Erstellung von Statistiken zur Ausgabe zum Programmende und deren Exportierung in eine seperate Datei</text:p>
            </text:list-item>
          </text:list>
        </text:list-item>
      </text:list>
      <text:p text:style-name="P66"/>
      <text:p text:style-name="Textbody"><text:span text:style-name="T67">In<text:s/></text:span><text:span text:style-name="T68">testing</text:span><text:span text:style-name="T69"><text:s/>bzw.<text:s/></text:span><text:span text:style-name="T70">simulate.c</text:span><text:span text:style-name="T71"><text:s/>laufen diese Bereiche zusammen und bilden das endgültige simulierbare Projekt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ode" svg:font-family="Cod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Wiedel, Florian (050)</dc:creator>
    <meta:creation-date>2026-02-28T16:22:00Z</meta:creation-date>
    <dc:date>2026-03-03T13:48:00Z</dc:date>
    <meta:template xlink:href="Normal.dotm" xlink:type="simple"/>
    <meta:editing-cycles>5</meta:editing-cycles>
    <meta:editing-duration>PT0S</meta:editing-duration>
    <meta:document-statistic meta:page-count="2" meta:paragraph-count="3" meta:word-count="238" meta:character-count="1735" meta:row-count="12" meta:non-whitespace-character-count="1500"/>
  </office:meta>
</office:document-meta>
</file>